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20"/>
    <style:style style:name="ce2" style:family="table-cell" style:parent-style-name="Default" style:data-style-name="N2"/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>
        <table:shapes>
          <draw:frame draw:z-index="0" draw:style-name="gr1" draw:text-style-name="P1" svg:width="7.537in" svg:height="4.298in" svg:x="1.3429in" svg:y="3.0224in">
            <draw:object draw:notify-on-update-of-ranges="data.C6:data.C6 data.C7:data.C16 data.I6:data.I6 data.I7:data.I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ce2"/>
        <table:table-column table:style-name="co6" table:default-cell-style-name="ce3"/>
        <table:table-column table:style-name="co6" table:default-cell-style-name="ce1"/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POL-3240</text:p>
          </table:table-cell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Utvxl</text:p>
          </table:table-cell>
          <table:table-cell office:value-type="float" office:value="34.014" calcext:value-type="float">
            <text:p>34.014</text:p>
          </table:table-cell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CPR</text:p>
          </table:table-cell>
          <table:table-cell office:value-type="float" office:value="48" calcext:value-type="float">
            <text:p>48</text:p>
          </table:table-cell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PPR</text:p>
          </table:table-cell>
          <table:table-cell table:formula="of:=[.B3]/4" office:value-type="float" office:value="12" calcext:value-type="float">
            <text:p>12</text:p>
          </table:table-cell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uty[%]</text:p>
          </table:table-cell>
          <table:table-cell table:style-name="Default" office:value-type="string" calcext:value-type="string">
            <text:p>Motor[V]</text:p>
          </table:table-cell>
          <table:table-cell office:value-type="string" calcext:value-type="string">
            <text:p>F[Hz] (encoder)</text:p>
          </table:table-cell>
          <table:table-cell table:style-name="Default" office:value-type="string" calcext:value-type="string">
            <text:p>F[Hz] (motor)</text:p>
          </table:table-cell>
          <table:table-cell table:style-name="Default" office:value-type="string" calcext:value-type="string">
            <text:p>F[Hz] (axel)</text:p>
          </table:table-cell>
          <table:table-cell table:style-name="Default" office:value-type="string" calcext:value-type="string">
            <text:p>RPM (motor)</text:p>
          </table:table-cell>
          <table:table-cell table:style-name="Default" office:value-type="string" calcext:value-type="string">
            <text:p>RPM (axel)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float" office:value="155" calcext:value-type="float">
            <text:p>155</text:p>
          </table:table-cell>
          <table:table-cell table:formula="of:=[.E7]/[.$B$4]" office:value-type="float" office:value="12.9166666666667" calcext:value-type="float">
            <text:p>12.9</text:p>
          </table:table-cell>
          <table:table-cell table:formula="of:=[.F7]/[.$B$2]" office:value-type="float" office:value="0.379745594951098" calcext:value-type="float">
            <text:p>0.38</text:p>
          </table:table-cell>
          <table:table-cell table:formula="of:=[.F7]*60" office:value-type="float" office:value="775" calcext:value-type="float">
            <text:p>775</text:p>
          </table:table-cell>
          <table:table-cell table:formula="of:=[.G7]*60" office:value-type="float" office:value="22.7847356970659" calcext:value-type="float">
            <text:p>22.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.4" calcext:value-type="float">
            <text:p>2.4</text:p>
          </table:table-cell>
          <table:table-cell office:value-type="float" office:value="300" calcext:value-type="float">
            <text:p>300</text:p>
          </table:table-cell>
          <table:table-cell table:formula="of:=[.E8]/[.$B$4]" office:value-type="float" office:value="25" calcext:value-type="float">
            <text:p>25.0</text:p>
          </table:table-cell>
          <table:table-cell table:formula="of:=[.F8]/[.$B$2]" office:value-type="float" office:value="0.7349914740989" calcext:value-type="float">
            <text:p>0.73</text:p>
          </table:table-cell>
          <table:table-cell table:formula="of:=[.F8]*60" office:value-type="float" office:value="1500" calcext:value-type="float">
            <text:p>1500</text:p>
          </table:table-cell>
          <table:table-cell table:formula="of:=[.G8]*60" office:value-type="float" office:value="44.099488445934" calcext:value-type="float">
            <text:p>44.1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.6" calcext:value-type="float">
            <text:p>3.6</text:p>
          </table:table-cell>
          <table:table-cell office:value-type="float" office:value="480" calcext:value-type="float">
            <text:p>480</text:p>
          </table:table-cell>
          <table:table-cell table:formula="of:=[.E9]/[.$B$4]" office:value-type="float" office:value="40" calcext:value-type="float">
            <text:p>40.0</text:p>
          </table:table-cell>
          <table:table-cell table:formula="of:=[.F9]/[.$B$2]" office:value-type="float" office:value="1.17598635855824" calcext:value-type="float">
            <text:p>1.18</text:p>
          </table:table-cell>
          <table:table-cell table:formula="of:=[.F9]*60" office:value-type="float" office:value="2400" calcext:value-type="float">
            <text:p>2400</text:p>
          </table:table-cell>
          <table:table-cell table:formula="of:=[.G9]*60" office:value-type="float" office:value="70.5591815134944" calcext:value-type="float">
            <text:p>70.6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8" calcext:value-type="float">
            <text:p>4.8</text:p>
          </table:table-cell>
          <table:table-cell office:value-type="float" office:value="650" calcext:value-type="float">
            <text:p>650</text:p>
          </table:table-cell>
          <table:table-cell table:formula="of:=[.E10]/[.$B$4]" office:value-type="float" office:value="54.1666666666667" calcext:value-type="float">
            <text:p>54.2</text:p>
          </table:table-cell>
          <table:table-cell table:formula="of:=[.F10]/[.$B$2]" office:value-type="float" office:value="1.59248152721428" calcext:value-type="float">
            <text:p>1.59</text:p>
          </table:table-cell>
          <table:table-cell table:formula="of:=[.F10]*60" office:value-type="float" office:value="3250" calcext:value-type="float">
            <text:p>3250</text:p>
          </table:table-cell>
          <table:table-cell table:formula="of:=[.G10]*60" office:value-type="float" office:value="95.548891632857" calcext:value-type="float">
            <text:p>95.5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.0</text:p>
          </table:table-cell>
          <table:table-cell office:value-type="float" office:value="800" calcext:value-type="float">
            <text:p>800</text:p>
          </table:table-cell>
          <table:table-cell table:formula="of:=[.E11]/[.$B$4]" office:value-type="float" office:value="66.6666666666667" calcext:value-type="float">
            <text:p>66.7</text:p>
          </table:table-cell>
          <table:table-cell table:formula="of:=[.F11]/[.$B$2]" office:value-type="float" office:value="1.95997726426373" calcext:value-type="float">
            <text:p>1.96</text:p>
          </table:table-cell>
          <table:table-cell table:formula="of:=[.F11]*60" office:value-type="float" office:value="4000" calcext:value-type="float">
            <text:p>4000</text:p>
          </table:table-cell>
          <table:table-cell table:formula="of:=[.G11]*60" office:value-type="float" office:value="117.598635855824" calcext:value-type="float">
            <text:p>117.6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7.3" calcext:value-type="float">
            <text:p>7.3</text:p>
          </table:table-cell>
          <table:table-cell office:value-type="float" office:value="950" calcext:value-type="float">
            <text:p>950</text:p>
          </table:table-cell>
          <table:table-cell table:formula="of:=[.E12]/[.$B$4]" office:value-type="float" office:value="79.1666666666667" calcext:value-type="float">
            <text:p>79.2</text:p>
          </table:table-cell>
          <table:table-cell table:formula="of:=[.F12]/[.$B$2]" office:value-type="float" office:value="2.32747300131318" calcext:value-type="float">
            <text:p>2.33</text:p>
          </table:table-cell>
          <table:table-cell table:formula="of:=[.F12]*60" office:value-type="float" office:value="4750" calcext:value-type="float">
            <text:p>4750</text:p>
          </table:table-cell>
          <table:table-cell table:formula="of:=[.G12]*60" office:value-type="float" office:value="139.648380078791" calcext:value-type="float">
            <text:p>139.6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8.4" calcext:value-type="float">
            <text:p>8.4</text:p>
          </table:table-cell>
          <table:table-cell office:value-type="float" office:value="1140" calcext:value-type="float">
            <text:p>1140</text:p>
          </table:table-cell>
          <table:table-cell table:formula="of:=[.E13]/[.$B$4]" office:value-type="float" office:value="95" calcext:value-type="float">
            <text:p>95.0</text:p>
          </table:table-cell>
          <table:table-cell table:formula="of:=[.F13]/[.$B$2]" office:value-type="float" office:value="2.79296760157582" calcext:value-type="float">
            <text:p>2.79</text:p>
          </table:table-cell>
          <table:table-cell table:formula="of:=[.F13]*60" office:value-type="float" office:value="5700" calcext:value-type="float">
            <text:p>5700</text:p>
          </table:table-cell>
          <table:table-cell table:formula="of:=[.G13]*60" office:value-type="float" office:value="167.578056094549" calcext:value-type="float">
            <text:p>167.6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.7" calcext:value-type="float">
            <text:p>9.7</text:p>
          </table:table-cell>
          <table:table-cell office:value-type="float" office:value="1290" calcext:value-type="float">
            <text:p>1290</text:p>
          </table:table-cell>
          <table:table-cell table:formula="of:=[.E14]/[.$B$4]" office:value-type="float" office:value="107.5" calcext:value-type="float">
            <text:p>107.5</text:p>
          </table:table-cell>
          <table:table-cell table:formula="of:=[.F14]/[.$B$2]" office:value-type="float" office:value="3.16046333862527" calcext:value-type="float">
            <text:p>3.16</text:p>
          </table:table-cell>
          <table:table-cell table:formula="of:=[.F14]*60" office:value-type="float" office:value="6450" calcext:value-type="float">
            <text:p>6450</text:p>
          </table:table-cell>
          <table:table-cell table:formula="of:=[.G14]*60" office:value-type="float" office:value="189.627800317516" calcext:value-type="float">
            <text:p>189.6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.0</text:p>
          </table:table-cell>
          <table:table-cell office:value-type="float" office:value="1450" calcext:value-type="float">
            <text:p>1450</text:p>
          </table:table-cell>
          <table:table-cell table:formula="of:=[.E15]/[.$B$4]" office:value-type="float" office:value="120.833333333333" calcext:value-type="float">
            <text:p>120.8</text:p>
          </table:table-cell>
          <table:table-cell table:formula="of:=[.F15]/[.$B$2]" office:value-type="float" office:value="3.55245879147802" calcext:value-type="float">
            <text:p>3.55</text:p>
          </table:table-cell>
          <table:table-cell table:formula="of:=[.F15]*60" office:value-type="float" office:value="7250" calcext:value-type="float">
            <text:p>7250</text:p>
          </table:table-cell>
          <table:table-cell table:formula="of:=[.G15]*60" office:value-type="float" office:value="213.147527488681" calcext:value-type="float">
            <text:p>213.1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2.1" calcext:value-type="float">
            <text:p>12.1</text:p>
          </table:table-cell>
          <table:table-cell office:value-type="float" office:value="1600" calcext:value-type="float">
            <text:p>1600</text:p>
          </table:table-cell>
          <table:table-cell table:formula="of:=[.E16]/[.$B$4]" office:value-type="float" office:value="133.333333333333" calcext:value-type="float">
            <text:p>133.3</text:p>
          </table:table-cell>
          <table:table-cell table:formula="of:=[.F16]/[.$B$2]" office:value-type="float" office:value="3.91995452852747" calcext:value-type="float">
            <text:p>3.92</text:p>
          </table:table-cell>
          <table:table-cell table:formula="of:=[.F16]*60" office:value-type="float" office:value="8000" calcext:value-type="float">
            <text:p>8000</text:p>
          </table:table-cell>
          <table:table-cell table:formula="of:=[.G16]*60" office:value-type="float" office:value="235.197271711648" calcext:value-type="float">
            <text:p>235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åkan Brolin</meta:initial-creator>
    <meta:creation-date>2017-10-10T23:06:37.008057132</meta:creation-date>
    <dc:date>2017-10-10T23:25:56.856704531</dc:date>
    <dc:creator>Håkan Brolin</dc:creator>
    <meta:editing-duration>PT9M20S</meta:editing-duration>
    <meta:editing-cycles>3</meta:editing-cycles>
    <meta:generator>LibreOffice/4.2.8.2$Linux_X86_64 LibreOffice_project/420m0$Build-2</meta:generator>
    <meta:document-statistic meta:table-count="1" meta:cell-count="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0">
      <style:chart-properties chart:display-label="true" chart:logarithmic="false" chart:minimum="0" chart:maximum="240" chart:interval-major="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2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145cm" svg:height="10.918cm" xlink:href=".." xlink:type="simple" chart:class="chart:scatter" chart:style-name="ch1">
        <chart:title svg:x="7.597cm" svg:y="0.354cm" chart:style-name="ch2">
          <text:p>RPM(axel) vs Duty</text:p>
        </chart:title>
        <chart:subtitle svg:x="8.615cm" svg:y="1.377cm" chart:style-name="ch3">
          <text:p>POL-3240</text:p>
        </chart:subtitle>
        <chart:plot-area chart:style-name="ch4" table:cell-range-address="data.C6:data.C16 data.I6:data.I16" chart:data-source-has-labels="row" svg:x="1.393cm" svg:y="2.304cm" svg:width="17.37cm" svg:height="7.415cm">
          <chartooo:coordinate-region svg:x="2.491cm" svg:y="2.503cm" svg:width="15.992cm" svg:height="6.569cm"/>
          <chart:axis chart:dimension="x" chart:name="primary-x" chart:style-name="ch5">
            <chart:title svg:x="9.465cm" svg:y="9.937cm" chart:style-name="ch6">
              <text:p>Duty[%]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51cm" svg:y="6.425cm" chart:style-name="ch9">
              <text:p>RPM</text:p>
            </chart:title>
            <chart:grid chart:style-name="ch7" chart:class="major"/>
          </chart:axis>
          <chart:series chart:style-name="ch10" chart:values-cell-range-address="data.I7:data.I16" chart:label-cell-address="data.I6:data.I6" chart:class="chart:scatter">
            <chart:domain table:cell-range-address="data.C7:data.C16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PM (axel)</text:p>
                <draw:g>
                  <svg:desc>data.I6:data.I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data.C7:data.C16</svg:desc>
                </draw:g>
              </table:table-cell>
              <table:table-cell office:value-type="float" office:value="22.7847356970659">
                <text:p>22.7847356970659</text:p>
                <draw:g>
                  <svg:desc>data.I7:data.I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4.099488445934">
                <text:p>44.0994884459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70.5591815134944">
                <text:p>70.5591815134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5.548891632857">
                <text:p>95.54889163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17.598635855824">
                <text:p>117.598635855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39.648380078791">
                <text:p>139.648380078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67.578056094549">
                <text:p>167.5780560945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89.627800317516">
                <text:p>189.6278003175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13.147527488681">
                <text:p>213.1475274886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235.197271711648">
                <text:p>235.1972717116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